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2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3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4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5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6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7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8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9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1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12" style:family="graphic" style:parent-style-name="objectwithoutfill">
      <style:graphic-properties draw:marker-end="Arrow" draw:marker-end-width="0.3cm" draw:fill="gradient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312cm"/>
      <style:paragraph-properties style:writing-mode="lr-tb"/>
    </style:style>
    <style:style style:name="gr14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6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7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2" style:family="paragraph">
      <loext:graphic-properties draw:fill="gradient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4" style:family="paragraph">
      <loext:graphic-properties draw:fill="gradient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T1" style:family="text">
      <style:text-properties fo:font-size="12pt" fo:font-weight="normal" style:font-size-asian="18pt" style:font-size-complex="18pt"/>
    </style:style>
    <style:style style:name="T2" style:family="text">
      <style:text-properties style:font-name="Liberation Sans2"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" draw:style-name="gr1" draw:text-style-name="P1" xml:id="id1" draw:id="id1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0" draw:style-name="gr1" draw:text-style-name="P1" xml:id="id3" draw:id="id3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1" draw:style-name="gr1" draw:text-style-name="P1" xml:id="id5" draw:id="id5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2" draw:style-name="gr1" draw:text-style-name="P1" xml:id="id6" draw:id="id6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1" draw:start-glue-point="0" draw:end-shape="id2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2" draw:start-glue-point="1" draw:end-shape="id3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3" draw:start-glue-point="1" draw:end-shape="id4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4" draw:start-glue-point="1" draw:end-shape="id5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4" draw:start-glue-point="2" draw:end-shape="id6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3" draw:start-glue-point="2" draw:end-shape="id6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5" draw:start-glue-point="2" draw:end-shape="id6" draw:end-glue-point="1" svg:d="M16951 5511l-3666 3274" svg:viewBox="0 0 3667 3275">
          <text:p/>
        </draw:connector>
        <draw:line draw:style-name="gr9" draw:text-style-name="P2" draw:layer="layout" svg:x1="4.463cm" svg:y1="2.27cm" svg:x2="4.463cm" svg:y2="9.889cm">
          <text:p/>
        </draw:line>
        <draw:frame draw:style-name="gr10" draw:text-style-name="P3" draw:layer="layout" svg:width="2.101cm" svg:height="0.725cm" svg:x="0.893cm" svg:y="2.088cm">
          <draw:text-box>
            <text:p><text:span text:style-name="T1">Foo 1..n</text:span></text:p>
          </draw:text-box>
        </draw:frame>
        <draw:frame draw:style-name="gr10" draw:text-style-name="P3" draw:layer="layout" svg:width="1.241cm" svg:height="0.725cm" svg:x="11.293cm" svg:y="2.089cm">
          <draw:text-box>
            <text:p><text:span text:style-name="T1">Bar</text:span></text:p>
          </draw:text-box>
        </draw:frame>
        <draw:connector draw:style-name="gr11" draw:text-style-name="P2" draw:layer="layout" draw:type="line" svg:x1="3.264cm" svg:y1="8.791cm" svg:x2="6.951cm" svg:y2="5.511cm" draw:start-shape="id1" draw:start-glue-point="1" draw:end-shape="id3" draw:end-glue-point="2" svg:d="M3264 8791l3687-3280" svg:viewBox="0 0 3688 3281">
          <text:p/>
        </draw:connector>
        <draw:line draw:style-name="gr12" draw:text-style-name="P4" draw:layer="layout" svg:x1="9.028cm" svg:y1="1.624cm" svg:x2="4.837cm" svg:y2="1.624cm">
          <text:p/>
        </draw:line>
        <draw:frame draw:style-name="gr10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" draw:style-name="gr1" draw:text-style-name="P1" xml:id="id2" draw:id="id2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" draw:style-name="gr1" draw:text-style-name="P1" xml:id="id4" draw:id="id4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name="aaa 1" draw:style-name="gr1" draw:text-style-name="P1" xml:id="id7" draw:id="id7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8" draw:style-name="gr1" draw:text-style-name="P1" xml:id="id9" draw:id="id9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9" draw:style-name="gr1" draw:text-style-name="P1" xml:id="id11" draw:id="id11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10" draw:style-name="gr1" draw:text-style-name="P1" xml:id="id12" draw:id="id12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7" draw:start-glue-point="0" draw:end-shape="id8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8" draw:start-glue-point="1" draw:end-shape="id9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9" draw:start-glue-point="1" draw:end-shape="id10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10" draw:start-glue-point="1" draw:end-shape="id11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10" draw:start-glue-point="2" draw:end-shape="id12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9" draw:start-glue-point="2" draw:end-shape="id12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11" draw:start-glue-point="2" draw:end-shape="id12" draw:end-glue-point="1" svg:d="M16951 5511l-3666 3274" svg:viewBox="0 0 3667 3275">
          <text:p/>
        </draw:connector>
        <draw:line draw:style-name="gr9" draw:text-style-name="P2" draw:layer="layout" svg:x1="9.463cm" svg:y1="2.27cm" svg:x2="9.463cm" svg:y2="9.889cm">
          <text:p/>
        </draw:line>
        <draw:frame draw:style-name="gr10" draw:text-style-name="P3" draw:layer="layout" svg:width="1.331cm" svg:height="0.725cm" svg:x="1.293cm" svg:y="2.088cm">
          <draw:text-box>
            <text:p><text:span text:style-name="T1">Foo</text:span></text:p>
          </draw:text-box>
        </draw:frame>
        <draw:frame draw:style-name="gr13" draw:text-style-name="P3" draw:layer="layout" svg:width="2.072cm" svg:height="0.725cm" svg:x="10.893cm" svg:y="2.089cm">
          <draw:text-box>
            <text:p><text:span text:style-name="T1">Bar 1..n</text:span></text:p>
          </draw:text-box>
        </draw:frame>
        <draw:connector draw:style-name="gr11" draw:text-style-name="P2" draw:layer="layout" draw:type="line" svg:x1="3.264cm" svg:y1="8.791cm" svg:x2="6.951cm" svg:y2="5.511cm" draw:start-shape="id7" draw:start-glue-point="1" draw:end-shape="id9" draw:end-glue-point="2" svg:d="M3264 8791l3687-3280" svg:viewBox="0 0 3688 3281">
          <text:p/>
        </draw:connector>
        <draw:line draw:style-name="gr12" draw:text-style-name="P4" draw:layer="layout" svg:x1="9.028cm" svg:y1="1.624cm" svg:x2="4.837cm" svg:y2="1.624cm">
          <text:p/>
        </draw:line>
        <draw:frame draw:style-name="gr10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1" draw:style-name="gr14" draw:text-style-name="P5" xml:id="id8" draw:id="id8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12" draw:style-name="gr15" draw:text-style-name="P5" xml:id="id10" draw:id="id10" draw:layer="layout" svg:width="2.667cm" svg:height="1.651cm" svg:x="10.618cm" svg:y="3.86cm">
          <text:p text:style-name="P5"><text:span text:style-name="T2">A</text:span><text:span text:style-name="T2">S</text:span></text:p>
          <text:p text:style-name="P5"><text:span text:style-name="T2">R</text:span><text:span text:style-name="T2">O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name="aaa 2" draw:style-name="gr1" draw:text-style-name="P1" xml:id="id13" draw:id="id13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13" draw:style-name="gr1" draw:text-style-name="P1" xml:id="id15" draw:id="id15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14" draw:style-name="gr1" draw:text-style-name="P1" xml:id="id17" draw:id="id17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15" draw:style-name="gr1" draw:text-style-name="P1" xml:id="id18" draw:id="id18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13" draw:start-glue-point="0" draw:end-shape="id14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14" draw:start-glue-point="1" draw:end-shape="id15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15" draw:start-glue-point="1" draw:end-shape="id16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16" draw:start-glue-point="1" draw:end-shape="id17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16" draw:start-glue-point="2" draw:end-shape="id18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15" draw:start-glue-point="2" draw:end-shape="id18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17" draw:start-glue-point="2" draw:end-shape="id18" draw:end-glue-point="1" svg:d="M16951 5511l-3666 3274" svg:viewBox="0 0 3667 3275">
          <text:p/>
        </draw:connector>
        <draw:line draw:style-name="gr9" draw:text-style-name="P2" draw:layer="layout" svg:x1="4.463cm" svg:y1="2.27cm" svg:x2="4.463cm" svg:y2="9.889cm">
          <text:p/>
        </draw:line>
        <draw:frame draw:style-name="gr10" draw:text-style-name="P3" draw:layer="layout" svg:width="2.101cm" svg:height="0.725cm" svg:x="0.893cm" svg:y="2.088cm">
          <draw:text-box>
            <text:p><text:span text:style-name="T1">Foo </text:span><text:span text:style-name="T1">1..n</text:span></text:p>
          </draw:text-box>
        </draw:frame>
        <draw:frame draw:style-name="gr13" draw:text-style-name="P3" draw:layer="layout" svg:width="2.072cm" svg:height="0.725cm" svg:x="10.893cm" svg:y="2.089cm">
          <draw:text-box>
            <text:p><text:span text:style-name="T1">Bar 1..n</text:span></text:p>
          </draw:text-box>
        </draw:frame>
        <draw:connector draw:style-name="gr11" draw:text-style-name="P2" draw:layer="layout" draw:type="line" svg:x1="3.264cm" svg:y1="8.791cm" svg:x2="6.951cm" svg:y2="5.511cm" draw:start-shape="id13" draw:start-glue-point="1" draw:end-shape="id15" draw:end-glue-point="2" svg:d="M3264 8791l3687-3280" svg:viewBox="0 0 3688 3281">
          <text:p/>
        </draw:connector>
        <draw:line draw:style-name="gr12" draw:text-style-name="P4" draw:layer="layout" svg:x1="9.028cm" svg:y1="1.624cm" svg:x2="4.837cm" svg:y2="1.624cm">
          <text:p/>
        </draw:line>
        <draw:frame draw:style-name="gr10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6" draw:style-name="gr16" draw:text-style-name="P5" xml:id="id14" draw:id="id14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17" draw:style-name="gr17" draw:text-style-name="P5" xml:id="id16" draw:id="id16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.463cm" svg:y1="2.271cm" svg:x2="9.463cm" svg:y2="9.89cm">
          <text:p/>
        </draw:line>
        <draw:frame draw:style-name="gr10" draw:text-style-name="P3" draw:layer="layout" svg:width="2.55cm" svg:height="0.725cm" svg:x="5.793cm" svg:y="2.09cm">
          <draw:text-box>
            <text:p><text:span text:style-name="T1">T</text:span><text:span text:style-name="T1">hir</text:span><text:span text:style-name="T1">d </text:span><text:span text:style-name="T1">pa</text:span><text:span text:style-name="T1">rt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771cm" fo:page-height="10.5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1-09-09T13:25:00.304104247</dc:date>
    <dc:creator>Igor Zboran</dc:creator>
    <meta:editing-duration>P5DT20H12M39S</meta:editing-duration>
    <meta:editing-cycles>521</meta:editing-cycles>
    <meta:generator>LibreOffice/7.2.0.4$Linux_X86_64 LibreOffice_project/fa0a9af5681a0acc7909a705f92c1ada8a658552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59"/>
  </office:meta>
</office:document-meta>
</file>